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2655*"/>
    </style:style>
    <style:style style:name="Table1.B" style:family="table-column">
      <style:table-column-properties style:column-width="12.315cm" style:rel-column-width="6982*"/>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fo:font-weight="bold" style:font-weight-asian="bold" style:font-weight-complex="bold"/>
    </style:style>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2">
      <style:text-properties fo:font-weight="normal" style:font-weight-asian="normal" style:font-weight-complex="normal"/>
    </style:style>
    <style:style style:name="P60" style:family="paragraph" style:parent-style-name="Text_20_body" style:list-style-name="L23">
      <style:text-properties fo:font-weight="normal" style:font-weight-asian="normal" style:font-weight-complex="normal"/>
    </style:style>
    <style:style style:name="P61" style:family="paragraph" style:parent-style-name="Text_20_body" style:list-style-name="L32">
      <style:text-properties fo:font-weight="normal" style:font-weight-asian="normal" style:font-weight-complex="normal"/>
    </style:style>
    <style:style style:name="P62" style:family="paragraph" style:parent-style-name="Text_20_body" style:list-style-name="L33">
      <style:text-properties fo:font-weight="normal" style:font-weight-asian="normal" style:font-weight-complex="normal"/>
    </style:style>
    <style:style style:name="P63" style:family="paragraph" style:parent-style-name="Text_20_body" style:list-style-name="L37">
      <style:text-properties fo:font-weight="normal" style:font-weight-asian="normal" style:font-weight-complex="normal"/>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1">
      <style:paragraph-properties fo:text-align="start" style:justify-single-word="false"/>
    </style:style>
    <style:style style:name="P90" style:family="paragraph" style:parent-style-name="Text_20_body" style:list-style-name="L32"/>
    <style:style style:name="P91" style:family="paragraph" style:parent-style-name="Text_20_body" style:list-style-name="L34"/>
    <style:style style:name="P92" style:family="paragraph" style:parent-style-name="Text_20_body" style:list-style-name="L35"/>
    <style:style style:name="P93" style:family="paragraph" style:parent-style-name="Text_20_body" style:list-style-name="L36"/>
    <style:style style:name="P94" style:family="paragraph" style:parent-style-name="Text_20_body" style:list-style-name="L13" style:master-page-name="">
      <style:paragraph-properties fo:margin-top="0cm" fo:margin-bottom="0cm" style:page-number="auto"/>
    </style:style>
    <style:style style:name="P95" style:family="paragraph" style:parent-style-name="Text_20_body" style:list-style-name="L15" style:master-page-name="">
      <style:paragraph-properties fo:margin-top="0cm" fo:margin-bottom="0cm" style:page-number="auto"/>
    </style:style>
    <style:style style:name="P96" style:family="paragraph" style:parent-style-name="Text_20_body" style:list-style-name="L25" style:master-page-name="">
      <style:paragraph-properties fo:margin-top="0cm" fo:margin-bottom="0cm" style:page-number="auto"/>
    </style:style>
    <style:style style:name="P97" style:family="paragraph" style:parent-style-name="Text_20_body" style:list-style-name="L29" style:master-page-name="">
      <style:paragraph-properties fo:margin-top="0cm" fo:margin-bottom="0cm" style:page-number="auto"/>
    </style:style>
    <style:style style:name="P98" style:family="paragraph" style:parent-style-name="Text_20_body" style:list-style-name="L13">
      <style:paragraph-properties fo:margin-top="0cm" fo:margin-bottom="0cm"/>
    </style:style>
    <style:style style:name="P99" style:family="paragraph" style:parent-style-name="Text_20_body" style:list-style-name="L15">
      <style:paragraph-properties fo:margin-top="0cm" fo:margin-bottom="0cm"/>
    </style:style>
    <style:style style:name="P100" style:family="paragraph" style:parent-style-name="Text_20_body" style:list-style-name="L16">
      <style:paragraph-properties fo:margin-top="0cm" fo:margin-bottom="0cm"/>
    </style:style>
    <style:style style:name="P101" style:family="paragraph" style:parent-style-name="Text_20_body" style:list-style-name="L18">
      <style:paragraph-properties fo:margin-top="0cm" fo:margin-bottom="0cm"/>
    </style:style>
    <style:style style:name="P102" style:family="paragraph" style:parent-style-name="Text_20_body" style:list-style-name="L20">
      <style:paragraph-properties fo:margin-top="0cm" fo:margin-bottom="0cm"/>
    </style:style>
    <style:style style:name="P103" style:family="paragraph" style:parent-style-name="Text_20_body" style:list-style-name="L25">
      <style:paragraph-properties fo:margin-top="0cm" fo:margin-bottom="0cm"/>
    </style:style>
    <style:style style:name="P104" style:family="paragraph" style:parent-style-name="Text_20_body" style:list-style-name="L28">
      <style:paragraph-properties fo:margin-top="0cm" fo:margin-bottom="0cm"/>
    </style:style>
    <style:style style:name="P105" style:family="paragraph" style:parent-style-name="Text_20_body" style:list-style-name="L29">
      <style:paragraph-properties fo:margin-top="0cm" fo:margin-bottom="0cm"/>
    </style:style>
    <style:style style:name="P106" style:family="paragraph" style:parent-style-name="Text_20_body" style:list-style-name="L32">
      <style:paragraph-properties fo:margin-top="0cm" fo:margin-bottom="0cm"/>
    </style:style>
    <style:style style:name="P107" style:family="paragraph" style:parent-style-name="Text_20_body" style:list-style-name="L32">
      <style:paragraph-properties fo:margin-top="0cm" fo:margin-bottom="0cm"/>
      <style:text-properties fo:font-weight="normal" style:font-weight-asian="normal" style:font-weight-complex="normal"/>
    </style:style>
    <style:style style:name="P108" style:family="paragraph" style:parent-style-name="Text_20_body" style:list-style-name="L31">
      <style:paragraph-properties fo:margin-top="0cm" fo:margin-bottom="0cm" fo:text-align="start" style:justify-single-word="false" style:shadow="none"/>
    </style:style>
    <style:style style:name="P109" style:family="paragraph" style:parent-style-name="Text_20_body" style:list-style-name="L15" style:master-page-name="">
      <style:paragraph-properties style:page-number="auto"/>
    </style:style>
    <style:style style:name="P110" style:family="paragraph" style:parent-style-name="Heading_20_1" style:master-page-name="">
      <style:paragraph-properties style:page-number="auto" fo:break-before="page"/>
    </style:style>
    <style:style style:name="P111" style:family="paragraph" style:parent-style-name="Code" style:master-page-name="">
      <style:paragraph-properties style:page-number="auto"/>
      <style:text-properties fo:background-color="transparent"/>
    </style:style>
    <style:style style:name="P112" style:family="paragraph" style:parent-style-name="Code">
      <style:text-properties fo:font-weight="normal" style:font-weight-asian="normal" style:font-weight-complex="normal"/>
    </style:style>
    <style:style style:name="P113" style:family="paragraph" style:parent-style-name="Table_20_Contents" style:list-style-name="L10"/>
    <style:style style:name="P114"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text:tab/>5</text:p>
          <text:p text:style-name="P53"><text:s/>2 Licence<text:tab/>6</text:p>
          <text:p text:style-name="P54"><text:s/>2.1 GNU Lesser General Public License<text:tab/>6</text:p>
          <text:p text:style-name="P54"><text:s/>2.2 Clarification of Intentions<text:tab/>6</text:p>
          <text:p text:style-name="P54"><text:s/>2.3 Jarvis Tracker Icons<text:tab/>6</text:p>
          <text:p text:style-name="P53"><text:s/>3 Installation<text:tab/>7</text:p>
          <text:p text:style-name="P54"><text:s/>3.1 Unpacking<text:tab/>7</text:p>
          <text:p text:style-name="P54"><text:s/>3.2 Install Additional Perl Modules<text:tab/>7</text:p>
          <text:p text:style-name="P54"><text:s/>3.3 Apache2 Configuration – With mod_perl<text:tab/>8</text:p>
          <text:p text:style-name="P54"><text:s/>3.4 Apache2 Configuration – Without mod_perl<text:tab/>8</text:p>
          <text:p text:style-name="P54"><text:s/>3.5 Relocating Jarvis<text:tab/>8</text:p>
          <text:p text:style-name="P54"><text:s/>3.6 Test<text:tab/>9</text:p>
          <text:p text:style-name="P53"><text:s/>4 Application Configuration File<text:tab/>10</text:p>
          <text:p text:style-name="P54"><text:s/>4.1 Introduction<text:tab/>10</text:p>
          <text:p text:style-name="P54"><text:s/>4.2 &lt;jarvis&gt;&lt;app&gt;<text:tab/>11</text:p>
          <text:p text:style-name="P54"><text:s/>4.3 Configuration: format<text:tab/>13</text:p>
          <text:p text:style-name="P54"><text:s/>4.4 Configuration: debug<text:tab/>13</text:p>
          <text:p text:style-name="P54"><text:s/>4.5 Configuration: dump<text:tab/>13</text:p>
          <text:p text:style-name="P54"><text:s/>4.6 Configuration: log_format<text:tab/>13</text:p>
          <text:p text:style-name="P54"><text:s/>4.7 Configuration: page_limit_param, page_start_param<text:tab/>14</text:p>
          <text:p text:style-name="P54"><text:s/>4.8 Configuration: sort_field_param, sort_dir_param<text:tab/>14</text:p>
          <text:p text:style-name="P54"><text:s/>4.9 Configuration: dataset_dir<text:tab/>14</text:p>
          <text:p text:style-name="P54"><text:s/>4.10 Configuration: default_libs<text:tab/>15</text:p>
          <text:p text:style-name="P54"><text:s/>4.11 Configuration: method_param<text:tab/>15</text:p>
          <text:p text:style-name="P54"><text:s/>4.12 Configuration: login<text:tab/>16</text:p>
          <text:p text:style-name="P54"><text:s/>4.13 Configuration: database<text:tab/>16</text:p>
          <text:p text:style-name="P54"><text:s/>4.14 Configuration: sessiondb<text:tab/>16</text:p>
          <text:p text:style-name="P54"><text:s/>4.15 Configuration: exec &amp; plugin &amp; hook<text:tab/>19</text:p>
          <text:p text:style-name="P54"><text:s/>4.16 Configuration: habitat<text:tab/>19</text:p>
          <text:p text:style-name="P53"><text:s/>5 Login Module Configuration<text:tab/>20</text:p>
          <text:p text:style-name="P54"><text:s/>5.1 Standard Modules<text:tab/>20</text:p>
          <text:p text:style-name="P54"><text:s/>5.2 Active Directory Login<text:tab/>20</text:p>
          <text:p text:style-name="P54"><text:s/>5.3 Basic Auth Login<text:tab/>21</text:p>
          <text:p text:style-name="P54"><text:s/>5.4 Database Login<text:tab/>22</text:p>
          <text:p text:style-name="P54"><text:s/>5.5 Adempiere Login<text:tab/>23</text:p>
          <text:p text:style-name="P54"><text:s/>5.6 Drupal6 Login<text:tab/>24</text:p>
          <text:p text:style-name="P54"><text:s/>5.7 None Login<text:tab/>26</text:p>
          <text:p text:style-name="P54"><text:s/>5.8 Single Login<text:tab/>26</text:p>
          <text:p text:style-name="P53"><text:s/>6 Special Datasets &amp; Jarvis Login<text:tab/>28</text:p>
          <text:p text:style-name="P54"><text:s/>6.1 Jarvis URLs<text:tab/>28</text:p>
          <text:p text:style-name="P54"><text:s/>6.2 The __status Dataset<text:tab/>28</text:p>
          <text:p text:style-name="P54"><text:s/>6.3 The __habitat Dataset<text:tab/>29</text:p>
          <text:p text:style-name="P54"><text:s/>6.4 The __logout Dataset<text:tab/>30</text:p>
          <text:p text:style-name="P54"><text:s/>6.5 Logging-In to Jarvis<text:tab/>30</text:p>
          <text:p text:style-name="P54"><text:soft-page-break/><text:s/>6.6 Jarvis Error Responses<text:tab/>30</text:p>
          <text:p text:style-name="P53"><text:s/>7 Datasets<text:tab/>32</text:p>
          <text:p text:style-name="P54"><text:s/>7.1 Data Fetch Response Format<text:tab/>32</text:p>
          <text:p text:style-name="P54"><text:s/>7.2 Dataset Definition<text:tab/>33</text:p>
          <text:p text:style-name="P54"><text:s/>7.3 Dataset Bind Parameters<text:tab/>34</text:p>
          <text:p text:style-name="P54"><text:s/>7.4 Secure Dataset Bind Parameters<text:tab/>36</text:p>
          <text:p text:style-name="P54"><text:s/>7.5 Textual Substitution Dataset Parameters<text:tab/>37</text:p>
          <text:p text:style-name="P54"><text:s/>7.6 Modifying Datasets – Single Modification<text:tab/>38</text:p>
          <text:p text:style-name="P54"><text:s/>7.7 Modifying Datasets – Array of Modifications<text:tab/>40</text:p>
          <text:p text:style-name="P54"><text:s/>7.8 Modifying Datasets – Array of Mixed Modifications<text:tab/>42</text:p>
          <text:p text:style-name="P54"><text:s/>7.9 Before &amp; After Statements<text:tab/>42</text:p>
          <text:p text:style-name="P54"><text:s/>7.10 Failed Modifications<text:tab/>42</text:p>
          <text:p text:style-name="P54"><text:s/>7.11 Dataset Transformations<text:tab/>43</text:p>
          <text:p text:style-name="P53"><text:s/>8 Exec Datasets<text:tab/>44</text:p>
          <text:p text:style-name="P54"><text:s/>8.1 Introduction<text:tab/>44</text:p>
          <text:p text:style-name="P54"><text:s/>8.2 Configuration<text:tab/>44</text:p>
          <text:p text:style-name="P54"><text:s/>8.3 Output Return Mechanism<text:tab/>46</text:p>
          <text:p text:style-name="P54"><text:s/>8.4 A Simple Example<text:tab/>47</text:p>
          <text:p text:style-name="P54"><text:s/>8.5 Environment Variables<text:tab/>47</text:p>
          <text:p text:style-name="P54"><text:s/>8.6 Command Line Parameters<text:tab/>47</text:p>
          <text:p text:style-name="P54"><text:s/>8.7 Output &amp; Headers<text:tab/>47</text:p>
          <text:p text:style-name="P53"><text:s/>9 Plugin Datasets<text:tab/>49</text:p>
          <text:p text:style-name="P54"><text:s/>9.1 Introduction<text:tab/>49</text:p>
          <text:p text:style-name="P54"><text:s/>9.2 Configuration<text:tab/>49</text:p>
          <text:p text:style-name="P54"><text:s/>9.3 Example Plugin<text:tab/>50</text:p>
          <text:p text:style-name="P54"><text:s/>9.4 Output &amp; Headers<text:tab/>51</text:p>
          <text:p text:style-name="P54"><text:s/>9.5 Exception Handling<text:tab/>51</text:p>
          <text:p text:style-name="P53"><text:s/>10 Hook Modules<text:tab/>52</text:p>
          <text:p text:style-name="P54"><text:s/>10.1 Introduction<text:tab/>52</text:p>
          <text:p text:style-name="P54"><text:s/>10.2 Configuration<text:tab/>56</text:p>
          <text:p text:style-name="P54"><text:s/>10.3 Standard Hook Template<text:tab/>56</text:p>
          <text:p text:style-name="P53"><text:s/>11 Performance Notes<text:tab/>58</text:p>
          <text:p text:style-name="P54"><text:s/>11.1 How Fast is Jarvis?<text:tab/>58</text:p>
          <text:p text:style-name="P53"><text:s/>12 Tracking Application<text:tab/>59</text:p>
          <text:p text:style-name="P54"><text:s/>12.1 Tracking Requests &amp; Errors<text:tab/>59</text:p>
          <text:p text:style-name="P54"><text:s/>12.2 The Tracker Database File<text:tab/>59</text:p>
          <text:p text:style-name="P54"><text:s/>12.3 The Tracker Display Application<text:tab/>59</text:p>
          <text:p text:style-name="P53"><text:s/>13 Demo Application<text:tab/>62</text:p>
          <text:p text:style-name="P54"><text:s/>13.1 Enable Jarvis<text:tab/>62</text:p>
          <text:p text:style-name="P54"><text:s/>13.2 Copy The Demo Database<text:tab/>62</text:p>
          <text:p text:style-name="P54"><text:s/>13.3 Configure Demo Web-Service<text:tab/>62</text:p>
          <text:p text:style-name="P54"><text:s/>13.4 Install ExtJS<text:tab/>63</text:p>
          <text:p text:style-name="P54"><text:s/>13.5 Configure Demo ExtJS Application<text:tab/>64</text:p>
          <text:p text:style-name="P54"><text:s/>13.6 Enable Database Write<text:tab/>64</text:p>
        </text:index-body>
      </text:table-of-content>
      <text:p text:style-name="P10"/>
      <text:p text:style-name="P51"/>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84471037" text:style-name="L1">
        <text:list-item>
          <text:p text:style-name="P55">Rich Internet Application. <text:s/>Ajax (XML or JSON) requests and responses.</text:p>
        </text:list-item>
        <text:list-item>
          <text:p text:style-name="P55">JARVIS</text:p>
        </text:list-item>
        <text:list-item>
          <text:p text:style-name="P5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32313462" text:style-name="L2">
        <text:list-item>
          <text:p text:style-name="P57">Secure: </text:p>
          <text:list>
            <text:list-item>
              <text:p text:style-name="P56">Jarvis can run over https. <text:s/></text:p>
            </text:list-item>
            <text:list-item>
              <text:p text:style-name="P56">Jarvis uses single-login and CGI cookies to maintain authenticated sessions. <text:s/></text:p>
            </text:list-item>
            <text:list-item>
              <text:p text:style-name="P56">Jarvis uses parameterized statements to prevent against SQL injection. </text:p>
            </text:list-item>
            <text:list-item>
              <text:p text:style-name="P56">Jarvis provides group-based access control.</text:p>
            </text:list-item>
          </text:list>
        </text:list-item>
        <text:list-item>
          <text:p text:style-name="P57">Extensible:</text:p>
          <text:list>
            <text:list-item>
              <text:p text:style-name="P59">Jarvis provides independent “datasets”, defined as simple XML files containing SQL.</text:p>
            </text:list-item>
            <text:list-item>
              <text:p text:style-name="P59">Jarvis provides configurable “exec” extensions (e.g. running Jasper reports).</text:p>
            </text:list-item>
            <text:list-item>
              <text:p text:style-name="P59">Jarvis provides a “plugin” mechanism for adding custom Perl modules.</text:p>
            </text:list-item>
          </text:list>
        </text:list-item>
        <text:list-item>
          <text:p text:style-name="P57">Standards-Based:</text:p>
          <text:list>
            <text:list-item>
              <text:p text:style-name="P59">Jarvis is based on XML, JSON, http/s and REST.</text:p>
            </text:list-item>
          </text:list>
        </text:list-item>
        <text:list-item>
          <text:p text:style-name="P57">Reasonably Efficient:</text:p>
          <text:list>
            <text:list-item>
              <text:p text:style-name="P59">Jarvis is “plenty fast enough”. <text:s/></text:p>
            </text:list-item>
            <text:list-item>
              <text:p text:style-name="P59">Jarvis is written in a scripted language as many back end services are.</text:p>
            </text:list-item>
            <text:list-item>
              <text:p text:style-name="P59">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10" text:outline-level="1">Installation</text:h>
      <text:h text:style-name="Heading_20_2" text:outline-level="2">Unpacking</text:h>
      <text:p text:style-name="Text_20_body">Unpack the tar.gz file into a directory. <text:s/>For the purposes of this documentation, I assume that you have installed Jarvis from the Debian package.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usr/share/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usr/share/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usr/share/doc/jarvi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usr/share/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usr/share/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usr/share/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var/lib/jarvis</text:p>
          </table:table-cell>
          <table:table-cell table:style-name="Table1.B2" office:value-type="string">
            <text:p text:style-name="Table_20_Contents">Empty SQLite database files for Tracker and Demo application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text:soft-page-break/>sudo apt-get install libcrypt-eksblowfish-perl <text:s/></text:p>
      <text:p text:style-name="Code"><text:s text:c="27"/>(Login = Database, Authentication = 'eksblowfish')</text:p>
      <text:h text:style-name="Heading_20_2" text:outline-level="2">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etc/jarvis/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usr/share/jarvis/htdocs/"</text:p>
      <text:p text:style-name="Text_20_body"/>
      <text:p text:style-name="Text_20_body">These lines are contained in /usr/share/doc/jarvis/jarvis-apache-mod-perl. <text:s/>With modern Linux distributions, the simplest approach is to copy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11"><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usr/share/jarvis/cgi-bin/agent.pl"</text:p>
      <text:p text:style-name="P44">Alias /jarvis/ "/usr/share/jarvis/htdocs/"</text:p>
      <text:p text:style-name="Text_20_body"/>
      <text:p text:style-name="P33">These lines are contained in /usr/share/doc/jarvis/jarvis-apache. <text:s/>With modern Linux distributions, the simplest approach is to copy this file into the /etc/apache2/conf.d directory.</text:p>
      <text:h text:style-name="Heading_20_2" text:outline-level="2">Relocating Jarvis</text:h>
      <text:p text:style-name="Text_20_body">This example shows Jarvis installed into the default Debian locations. <text:s/>If you install jarvis into another location, then you must change the Jarvis installation path in the following locations:</text:p>
      <text:list xml:id="list1650354993" text:style-name="L3">
        <text:list-item>
          <text:p text:style-name="P64">Modify the Apache configuration (as described above).</text:p>
        </text:list-item>
        <text:list-item>
          <text:p text:style-name="P64">Modify the Jarvis module path in etc/startup.pl (only if using mod_perl).</text:p>
        </text:list-item>
      </text:list>
      <text:p text:style-name="Text_20_body"><text:soft-page-break/>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usr/share/jarvis/lib);</text:p>
      <text:p text:style-name="Code"/>
      <text:p text:style-name="Code">1;</text:p>
      <text:p text:style-name="Text_20_body"/>
      <text:p text:style-name="Text_20_body">Note also that the demo.xml application configuration file contains references to the default /usr/share/jarvis directories.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82686514" text:style-name="L4">
        <text:list-item>
          <text:p text:style-name="P65">The database connection.</text:p>
        </text:list-item>
        <text:list-item>
          <text:p text:style-name="P65">The username/group list.</text:p>
        </text:list-item>
        <text:list-item>
          <text:p text:style-name="P6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usr/share/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2152740363" text:style-name="L5">
        <text:list-item>
          <text:p text:style-name="P66">This may be over-ridden a per-request basis with the CGI parameter “format”.</text:p>
        </text:list-item>
        <text:list-item>
          <text:p text:style-name="P6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68107809" text:style-name="L6">
        <text:list-item>
          <text:p text:style-name="P67">All client-submitted request body.</text:p>
        </text:list-item>
        <text:list-item>
          <text:p text:style-name="P67">All returned XML/JSON/CSV content.</text:p>
        </text:list-item>
        <text:list-item>
          <text:p text:style-name="P67">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69969856" text:style-name="L7">
        <text:list-item>
          <text:p text:style-name="P68">Extract ALL records from the database query.</text:p>
        </text:list-item>
        <text:list-item>
          <text:p text:style-name="P68">Slice out and return only those rows specified by the page parameters. <text:s/>E.g start = 50, limit = 25 means return rows with zero-based indexes 50-74.</text:p>
        </text:list-item>
        <text:list-item>
          <text:p text:style-name="P68">Return “fetched” as the total number of all rows read from the database query.</text:p>
        </text:list-item>
        <text:list-item>
          <text:p text:style-name="P68">Return “returned” as the number of data rows from the sliced page.</text:p>
        </text:list-item>
        <text:list-item>
          <text:p text:style-name="P6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35448979" text:continue-numbering="true" text:style-name="L7">
        <text:list-item>
          <text:p text:style-name="P68">Extract ALL records from the database query in the default query sort order.</text:p>
        </text:list-item>
        <text:list-item>
          <text:p text:style-name="P68">Use Perl “cmp” alphabetical sorting either ascending or descending.</text:p>
        </text:list-item>
        <text:list-item>
          <text:p text:style-name="P6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302390021" text:style-name="L8">
        <text:list-item>
          <text:p text:style-name="P69">All dataset definitions must be contained within XML files contained in or below the single directory path specified by the “dataset_dir” parameter.</text:p>
        </text:list-item>
        <text:list-item>
          <text:p text:style-name="P69">All dataset files must have the suffix “.xml”.</text:p>
        </text:list-item>
        <text:list-item>
          <text:p text:style-name="P69">The “.xml” suffix must not be included in the dataset name as provided by the client, it will always be added by Jarvis.</text:p>
        </text:list-item>
        <text:list-item>
          <text:p text:style-name="P69">The dataset name specified by the client must consist only of characters from the following list: “a-z”, “A-Z”, “0-9”, “_” (underscore), “-” (hyphen) and “.” (dot).</text:p>
        </text:list-item>
        <text:list-item>
          <text:p text:style-name="P69">A “.” (dot) character in the dataset name is interpreted as a directory separator by Jarvis. <text:s/>On Unix-based systems this is a forward-slash. <text:s/>On Windows-based systems, Perl will translate the forward slash into a backslash.</text:p>
        </text:list-item>
        <text:list-item>
          <text:p text:style-name="P69">A dataset name specified by the client may not start or end with a dot.</text:p>
        </text:list-item>
      </text:list>
      <text:p text:style-name="P7">Consider the following examples for &lt;dataset_dir&gt;/usr/share/jarvis/dem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usr/share/jarvis/dem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usr/share/jarvis/dem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usr/share/jarvis/demo/dataset/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Jarvis offers half a dozen login modules to handle commonly used situations. <text:s text:c="2"/>You can easily add your own by copying and modifying the supplied defaults.</text:p>
      <text:p text:style-name="P23">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499320540" text:style-name="L9">
        <text:list-item>
          <text:p text:style-name="P70">dbi:Pg:&lt;database-handle&gt; (Postgres)</text:p>
        </text:list-item>
        <text:list-item>
          <text:p text:style-name="P7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669392602" text:style-name="L10">
              <text:list-item>
                <text:p text:style-name="P113">cookie <text:s text:c="2"/>- Look in the cookie (as per the 'cookie' attribute).</text:p>
              </text:list-item>
              <text:list-item>
                <text:p text:style-name="P11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899647950" text:style-name="L11">
        <text:list-item>
          <text:p text:style-name="P71">Cookie-only based authentication. <text:s/>The default approach to session management is for Jarvis to store session ID's in a HTTP cookie. This cookie is returned to the client with every successful request to Jarvis. This approach:</text:p>
          <text:list>
            <text:list-item>
              <text:p text:style-name="P71">Requires no specific support by client applications. Web browsers will transfer the cookie automatically with every request.</text:p>
            </text:list-item>
            <text:list-item>
              <text:p text:style-name="P71">Allows web-browser applications to have the same session across all open windows. E.g. this allows users to open many browser tabs/windows into the application, and all of these will use the same session ID. </text:p>
            </text:list-item>
            <text:list-item>
              <text:p text:style-name="P71">Allows users to, within the session timeout, re-access web based systems without retyping their username/password.</text:p>
            </text:list-item>
          </text:list>
        </text:list-item>
        <text:list-item>
          <text:p text:style-name="P7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1">Without explicit support in the application to manage and support it, each new window or tab opened for a web-based application will require the user to log back into the application. In many situations this is highly undesirable.</text:p>
            </text:list-item>
            <text:list-item>
              <text:p text:style-name="P7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1">Jarvis will look for the URL parameter holding the SID, but if not found, look for the cookie.</text:p>
            </text:list-item>
            <text:list-item>
              <text:p text:style-name="P71">The client system can by default use cookie based SIDs, and then, when necessary (e.g. when the user wants a secondary login to the application), switch to using URL based SIDs.</text:p>
            </text:list-item>
            <text:list-item>
              <text:p text:style-name="P7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78664121" text:style-name="L12">
        <text:list-item>
          <text:p text:style-name="P7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10" text:outline-level="1">Login Module Configuration</text:h>
      <text:h text:style-name="Heading_20_2" text:outline-level="2">Standard Modules</text:h>
      <text:p text:style-name="Text_20_body">Jarvis uses a pluggable login module mechanism. <text:s/>The following modules are provided:</text:p>
      <text:list xml:id="list1469123146" text:style-name="L13">
        <text:list-item>
          <text:p text:style-name="P94">ActiveDirectory.pm</text:p>
        </text:list-item>
        <text:list-item>
          <text:p text:style-name="P98">BasicAuth.pm</text:p>
        </text:list-item>
        <text:list-item>
          <text:p text:style-name="P98">Database.pm</text:p>
        </text:list-item>
        <text:list-item>
          <text:p text:style-name="P98">Adempiere.pm</text:p>
        </text:list-item>
        <text:list-item>
          <text:p text:style-name="P98">Drupal6.pm</text:p>
        </text:list-item>
        <text:list-item>
          <text:p text:style-name="P98">None.pm</text:p>
        </text:list-item>
        <text:list-item>
          <text:p text:style-name="P73">Single.pm</text:p>
        </text:list-item>
      </text:list>
      <text:p text:style-name="Text_20_body">You may copy/modify these to create custom login modules in /usr/share/jarvis/lib/Jarvis/Login/.</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1353224488" text:style-name="L14">
              <text:list-item>
                <text:p text:style-name="P114">none – no encryption.</text:p>
              </text:list-item>
              <text:list-item>
                <text:p text:style-name="P114">md5 <text:s/>- the md5 hash algorithm is used, with optional salt.</text:p>
              </text:list-item>
              <text:list-item>
                <text:p text:style-name="P114">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56435431" text:style-name="L15">
        <text:list-item>
          <text:p text:style-name="P95">ad_user</text:p>
        </text:list-item>
        <text:list-item>
          <text:p text:style-name="P99">ad_user_roles</text:p>
        </text:list-item>
        <text:list-item>
          <text:p text:style-name="P99">ad_role</text:p>
        </text:list-item>
        <text:list-item>
          <text:p text:style-name="P74">ad_window_access</text:p>
        </text:list-item>
        <text:list-item>
          <text:p text:style-name="P74">ad_process</text:p>
        </text:list-item>
        <text:list-item>
          <text:p text:style-name="P7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434478978" text:style-name="L16">
        <text:list-item>
          <text:p text:style-name="P100"><text:span text:style-name="T6">role-&lt;role_name&gt; <text:s text:c="6"/><text:tab/></text:span>For each active user role.</text:p>
        </text:list-item>
        <text:list-item>
          <text:p text:style-name="P100"><text:span text:style-name="T6">read-&lt;window_name&gt; <text:s text:c="5"/><text:tab/></text:span>For each active window access (read access)</text:p>
        </text:list-item>
        <text:list-item>
          <text:p text:style-name="P75"><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574084967" text:style-name="L17">
        <text:list-item>
          <text:p text:style-name="P76">Check to see if an existing, valid Drupal session cookie is defined.</text:p>
        </text:list-item>
        <text:list-item>
          <text:p text:style-name="P7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002457010" text:continue-list="list1656435431" text:style-name="L15">
        <text:list-item>
          <text:p text:style-name="P109">users</text:p>
        </text:list-item>
        <text:list-item>
          <text:p text:style-name="P7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834893513" text:style-name="L18">
        <text:list-item>
          <text:p text:style-name="P101"><text:span text:style-name="T6">admin,user<text:tab/><text:tab/> <text:s text:c="6"/><text:tab/></text:span><text:span text:style-name="T4">For the user with uid = 1.</text:span></text:p>
        </text:list-item>
        <text:list-item>
          <text:p text:style-name="P77"><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34177567" text:style-name="L19">
        <text:list-item>
          <text:p text:style-name="P78">Remote (client) IP address match, and/or</text:p>
        </text:list-item>
        <text:list-item>
          <text:p text:style-name="P78">Client must supply username and password, and/or</text:p>
        </text:list-item>
        <text:list-item>
          <text:p text:style-name="P7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1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177489299" text:style-name="L20">
        <text:list-item>
          <text:p text:style-name="P102">Jarvis is installed into /usr/share/jarvis as per default.</text:p>
        </text:list-item>
        <text:list-item>
          <text:p text:style-name="P102">The jarvis ScriptAlias is configured.</text:p>
        </text:list-item>
        <text:list-item>
          <text:p text:style-name="P102">The Apache webserver is accessible on http://localhost/.</text:p>
        </text:list-item>
        <text:list-item>
          <text:p text:style-name="P102">The demo.xml file has been soft linked or copied into /.</text:p>
        </text:list-item>
        <text:list-item>
          <text:p text:style-name="P102">The “None” login module is configured for the demo application.</text:p>
        </text:list-item>
        <text:list-item>
          <text:p text:style-name="P79">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94520835" text:style-name="L21">
        <text:list-item>
          <text:p text:style-name="P80">“username”</text:p>
        </text:list-item>
        <text:list-item>
          <text:p text:style-name="P80">“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25760814" text:style-name="L22">
        <text:list-item>
          <text:p text:style-name="P81">Internal configuration problem – bad server-side XML configuration (main or dataset).</text:p>
        </text:list-item>
        <text:list-item>
          <text:p text:style-name="P81">Database connection problem.</text:p>
        </text:list-item>
        <text:list-item>
          <text:p text:style-name="P81">Request body is malformed JSON or XML.</text:p>
        </text:list-item>
        <text:list-item>
          <text:p text:style-name="P81">Missing mandatory parameter in request.</text:p>
        </text:list-item>
        <text:list-item>
          <text:p text:style-name="P81">Any other fatal problem.</text:p>
        </text:list-item>
        <text:list-item>
          <text:p text:style-name="P81">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1143082183" text:style-name="L23">
        <text:list-item>
          <text:p text:style-name="P60">Cannot insert data due to primary key, foreign key, unique constraints.</text:p>
        </text:list-item>
        <text:list-item>
          <text:p text:style-name="P60">No data found. <text:s/></text:p>
        </text:list-item>
        <text:list-item>
          <text:p text:style-name="P60">Data parameter is invalid type/value for column. <text:s/></text:p>
        </text:list-item>
      </text:list>
      <text:p text:style-name="P22">In all these cases, the returned content will be JSON or XML or CSV in a “200 Successful” response.</text:p>
      <text:p text:style-name="Text_20_body"/>
      <text:h text:style-name="P11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usr/share/jarvis/demo/db.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925204419" text:style-name="L24">
        <text:list-item>
          <text:p text:style-name="P82">CGI GET parameters in the URL suffix “/&lt;app&gt;/&lt;ds&gt;?param=value&amp;param2=another”.</text:p>
        </text:list-item>
        <text:list-item>
          <text:p text:style-name="P82">XML or JSON parameters in the “application/json” or “application/xml” request body.</text:p>
        </text:list-item>
        <text:list-item>
          <text:p text:style-name="P82">RESTful parameters in the URL suffix “/&lt;app&gt;/&lt;ds&gt;/p1/p2”.</text:p>
        </text:list-item>
        <text:list-item>
          <text:p text:style-name="P82">Jarvis-Supplied default user parameters (from “default_parameters” configuration).</text:p>
        </text:list-item>
      </text:list>
      <text:p text:style-name="Text_20_body">Secure Parameters:</text:p>
      <text:list xml:id="list1304989605" text:continue-numbering="true" text:style-name="L24">
        <text:list-item>
          <text:p text:style-name="P82">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069195506" text:style-name="L25">
        <text:list-item>
          <text:p text:style-name="P96">my(param)</text:p>
        </text:list-item>
        <text:list-item>
          <text:p text:style-name="P103">__my_param</text:p>
        </text:list-item>
        <text:list-item>
          <text:p text:style-name="P103">_1param</text:p>
        </text:list-item>
        <text:list-item>
          <text:p text:style-name="P83">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464881043" text:style-name="L26">
        <text:list-item>
          <text:p text:style-name="P84">Any RESTful parameters by position number, e.g. [[1]]</text:p>
        </text:list-item>
        <text:list-item>
          <text:p text:style-name="P84">Any query parameters given by the user for a fetch request, e.g. [[myfetcharg]]</text:p>
        </text:list-item>
        <text:list-item>
          <text:p text:style-name="P84">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036308030" text:style-name="L27">
        <text:list-item>
          <text:p text:style-name="P85">By default, if the parameter value is an integer or floating point, it is unquoted. <text:s/>Exponential numbers will be recognized as numbers.</text:p>
        </text:list-item>
        <text:list-item>
          <text:p text:style-name="P85">Otherwise the parameter is quoted using the DBI database handle $dbh-&gt;quote(...) method appropriate for this database. <text:s/>According to the DBI documentation, this is safe from SQL injection.</text:p>
        </text:list-item>
        <text:list-item>
          <text:p text:style-name="P85">If the ":noquote" flag is given, e.g. [[sortorder:noquote]] then the value is not quoted. Instead, all characters except those in the set [0-9a-zA-Z ,_-] are removed.</text:p>
        </text:list-item>
        <text:list-item>
          <text:p text:style-name="P8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3711289" text:style-name="L28">
        <text:list-item>
          <text:p text:style-name="P104">Begin transaction.</text:p>
        </text:list-item>
        <text:list-item>
          <text:p text:style-name="P104">Perform “before” SQL (if configured for this dataset).</text:p>
        </text:list-item>
        <text:list-item>
          <text:p text:style-name="P104">Perform the one single or one-or-more array modifications in the request body.</text:p>
        </text:list-item>
        <text:list-item>
          <text:p text:style-name="P104">Perform “after” SQL (if configured for this dataset).</text:p>
        </text:list-item>
        <text:list-item>
          <text:p text:style-name="P8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323066632" text:style-name="L29">
        <text:list-item>
          <text:p text:style-name="P97">Even though the first modification succeeded, it was rolled back.</text:p>
        </text:list-item>
        <text:list-item>
          <text:p text:style-name="P105">The first failing error message is shown.</text:p>
        </text:list-item>
        <text:list-item>
          <text:p text:style-name="P8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1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492774268" text:style-name="L30">
        <text:list-item>
          <text:p text:style-name="P8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8">Any RESTful parameters specified in the URI. <text:s/>These are passed as “p1”, “p2”, etc.</text:p>
        </text:list-item>
        <text:list-item>
          <text:p text:style-name="P88">The parameter __dataset is given as the client-supplied dataset given to Jarvis which invoked this exec request.</text:p>
        </text:list-item>
        <text:list-item>
          <text:p text:style-name="P88">The parameter __tmpfile is given if use_tmpfile is configured for this exec.</text:p>
        </text:list-item>
        <text:list-item>
          <text:p text:style-name="P88">The Jarvis secure parameters beginning with double-underscore. <text:s/>These include __username, __group_list, etc.</text:p>
        </text:list-item>
        <text:list-item>
          <text:p text:style-name="P8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1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54138195" text:style-name="L31">
        <text:list-item>
          <text:p text:style-name="P108">Using the Jarvis debug methods.</text:p>
        </text:list-item>
        <text:list-item>
          <text:p text:style-name="P108">Accessing the Jarvis Config “jconfig” object.</text:p>
        </text:list-item>
        <text:list-item>
          <text:p text:style-name="P108">Accessing the static configured plugin parameters.</text:p>
        </text:list-item>
        <text:list-item>
          <text:p text:style-name="P89">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1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323922404" text:style-name="L32">
              <text:list-item>
                <text:p text:style-name="P106">$jconfig, </text:p>
              </text:list-item>
              <text:list-item>
                <text:p text:style-name="P90">$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012001036" text:continue-numbering="true" text:style-name="L32">
              <text:list-item>
                <text:p text:style-name="P106">$jconfig, </text:p>
              </text:list-item>
              <text:list-item>
                <text:p text:style-name="P106">$hook_parameters_href</text:p>
              </text:list-item>
              <text:list-item>
                <text:p text:style-name="P90">$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1798426119" text:continue-numbering="true"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61">$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1424629920" text:continue-numbering="true" text:style-name="L32">
              <text:list-item>
                <text:p text:style-name="P106">$jconfig</text:p>
              </text:list-item>
              <text:list-item>
                <text:p text:style-name="P107">$hook_parameters_href</text:p>
              </text:list-item>
              <text:list-item>
                <text:p text:style-name="P107">$dsxml</text:p>
              </text:list-item>
              <text:list-item>
                <text:p text:style-name="P61">$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1494893622" text:continue-numbering="true" text:style-name="L32">
              <text:list-item>
                <text:p text:style-name="P106">$jconfig</text:p>
              </text:list-item>
              <text:list-item>
                <text:p text:style-name="P107">$hook_parameters_href</text:p>
              </text:list-item>
              <text:list-item>
                <text:p text:style-name="P107">$dsxml</text:p>
              </text:list-item>
              <text:list-item>
                <text:p text:style-name="P107">$sql_params_href</text:p>
              </text:list-item>
              <text:list-item>
                <text:p text:style-name="P61">$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1266247440" text:continue-numbering="true"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61">$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1688956113" text:style-name="L33">
              <text:list-item>
                <text:p text:style-name="P62">Add some extra root level parameters (by modifying $extra_href)</text:p>
              </text:list-item>
              <text:list-item>
                <text:p text:style-name="P62">Perform a custom encoding into text (by setting $return_text)</text:p>
              </text:list-item>
            </text:list>
            <text:p text:style-name="P22">Args are:</text:p>
            <text:list xml:id="list1480135387" text:continue-list="list1266247440" text:style-name="L32">
              <text:list-item>
                <text:p text:style-name="P106">$jconfig</text:p>
              </text:list-item>
              <text:list-item>
                <text:p text:style-name="P107">$hook_parameters_href</text:p>
              </text:list-item>
              <text:list-item>
                <text:p text:style-name="P107">$extra_href</text:p>
              </text:list-item>
              <text:list-item>
                <text:p text:style-name="P90">$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1704936015" text:continue-list="list1688956113" text:style-name="L33">
              <text:list-item text:start-value="1">
                <text:p text:style-name="P62">Add some extra root level parameters (by modifying $extra_href)</text:p>
              </text:list-item>
              <text:list-item>
                <text:p text:style-name="P62">Modify the returned content (by modifying $rows_aref)</text:p>
              </text:list-item>
              <text:list-item>
                <text:p text:style-name="P62">Perform a custom encoding into text (by setting $return_text)</text:p>
              </text:list-item>
            </text:list>
            <text:p text:style-name="P22">Args are:</text:p>
            <text:list xml:id="list2084527251" text:continue-list="list1480135387" text:style-name="L32">
              <text:list-item>
                <text:p text:style-name="P106">$jconfig</text:p>
              </text:list-item>
              <text:list-item>
                <text:p text:style-name="P107">$hook_parameters_href</text:p>
              </text:list-item>
              <text:list-item>
                <text:p text:style-name="P107"><text:soft-page-break/>$dsxml</text:p>
              </text:list-item>
              <text:list-item>
                <text:p text:style-name="P107">$sql_params_href</text:p>
              </text:list-item>
              <text:list-item>
                <text:p text:style-name="P107">$rows_aref</text:p>
              </text:list-item>
              <text:list-item>
                <text:p text:style-name="P107">$extra_href</text:p>
              </text:list-item>
              <text:list-item>
                <text:p text:style-name="P90">$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602222265" text:continue-list="list1704936015" text:style-name="L33">
              <text:list-item text:start-value="1">
                <text:p text:style-name="P62">Add some extra root level parameters (by modifying $extra_href)</text:p>
              </text:list-item>
              <text:list-item>
                <text:p text:style-name="P62">Modify the returned content (by modifying $results_aref)</text:p>
              </text:list-item>
              <text:list-item>
                <text:p text:style-name="P62">Perform a custom encoding into text (by setting $return_text)</text:p>
              </text:list-item>
            </text:list>
            <text:p text:style-name="P22">Args are:</text:p>
            <text:list xml:id="list616501045" text:continue-list="list2084527251" text:style-name="L32">
              <text:list-item>
                <text:p text:style-name="P106">$jconfig</text:p>
              </text:list-item>
              <text:list-item>
                <text:p text:style-name="P107">$hook_parameters_href</text:p>
              </text:list-item>
              <text:list-item>
                <text:p text:style-name="P107">$dsxml</text:p>
              </text:list-item>
              <text:list-item>
                <text:p text:style-name="P107">$rest_args_href</text:p>
              </text:list-item>
              <text:list-item>
                <text:p text:style-name="P107">$fields_aref</text:p>
              </text:list-item>
              <text:list-item>
                <text:p text:style-name="P107">$results_aref</text:p>
              </text:list-item>
              <text:list-item>
                <text:p text:style-name="P107">$extra_href</text:p>
              </text:list-item>
              <text:list-item>
                <text:p text:style-name="P90">$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095900432" text:continue-numbering="true" text:style-name="L32">
              <text:list-item>
                <text:p text:style-name="P106">$jconfig</text:p>
              </text:list-item>
              <text:list-item>
                <text:p text:style-name="P90">$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668361570" text:style-name="L34">
        <text:list-item>
          <text:p text:style-name="P91">You may implement none, some, or all hook methods.</text:p>
        </text:list-item>
        <text:list-item>
          <text:p text:style-name="P91">All implemented hook methods must all return “1”.</text:p>
        </text:list-item>
        <text:list-item>
          <text:p text:style-name="P91">There is no way for a hook to stop processing, other than to call “die”.</text:p>
        </text:list-item>
        <text:list-item>
          <text:p text:style-name="P91"><text:soft-page-break/>If an SQL error occurs during dataset updates, any following before_one, after_one and after_all hook calls will be skipped. <text:s/>Only the finish hook call will be invoked.</text:p>
        </text:list-item>
        <text:list-item>
          <text:p text:style-name="P9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870477300" text:style-name="L35">
        <text:list-item>
          <text:p text:style-name="P92">Dual-Core Intel @ 2.5 GHz, 4G of RAM. <text:s/>(CPU Blowfish rating 7.09).</text:p>
        </text:list-item>
        <text:list-item>
          <text:p text:style-name="P92">Kubuntu 09.10 (Karmic Koala).</text:p>
        </text:list-item>
        <text:list-item>
          <text:p text:style-name="P92">Apache 2 webserver using HTTP (not SSL).</text:p>
        </text:list-item>
        <text:list-item>
          <text:p text:style-name="P92">Apache jmeter client with five simultaneous threads.</text:p>
        </text:list-item>
        <text:list-item>
          <text:p text:style-name="P92">PostgreSQL database.</text:p>
        </text:list-item>
        <text:list-item>
          <text:p text:style-name="P9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When installed via the Debian package, the empty template is installed in:</text:p>
      <text:p text:style-name="Code">/usr/share/jarvis/tracker/db/tracker-empty.db</text:p>
      <text:p text:style-name="Text_20_body"/>
      <text:p text:style-name="P22">To run the tracker, you should perform the following as root:</text:p>
      <text:p text:style-name="P45"># mkdir -p /var/lib/jarvis/tracker/</text:p>
      <text:p text:style-name="P45"># cp /usr/share/jarvis/tracker/db/tracker-empty.db /var/lib/jarvis/tracker/tracker.db </text:p>
      <text:p text:style-name="P45"># chown www-data:www-data /var/lib/jarvis/tracker/tracker.db </text:p>
      <text:p text:style-name="P22"/>
      <text:p text:style-name="P22">This will create a working copy of the template database, ready to be used.</text:p>
      <text:h text:style-name="Heading_20_2" text:outline-level="2"><text:soft-page-break/>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58081210" text:style-name="L36">
        <text:list-item>
          <text:p text:style-name="P93">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3">SHJS. Syntax Highlighting for Javascript. Please see below for further details on this.</text:p>
        </text:list-item>
        <text:list-item>
          <text:p text:style-name="P9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default Debian locations.</text:p>
      <text:p text:style-name="Code">Alias /jarvis-tracker/ "/usr/share/jarvis/tracker/htdocs/"</text:p>
      <text:p text:style-name="Text_20_body"/>
      <text:p text:style-name="Text_20_body">Configure Jarvis to recognise the tracker. Copy the tracker's example Jarvis application configuration file from “tracker/etc/tracker.xml” to the Jarvis etc directory:</text:p>
      <text:p text:style-name="Code">cp /usr/share/jarvis/tracker/etc/tracker.xml /etc/jarvis/</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text:soft-page-break/>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usr/share/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The Demo Database File</text:h>
      <text:p text:style-name="P22">A clean, pre-built copy of the demo SQLite database is supplied. <text:s/>Using then Debian packages, it will be placed into:</text:p>
      <text:p text:style-name="P45">/usr/share/jarvis/demo/db/demo-clean.db </text:p>
      <text:p text:style-name="P22"/>
      <text:p text:style-name="P22">To run the demo, you should perform the following as root:</text:p>
      <text:p text:style-name="P45"># mkdir -p /var/lib/jarvis/demo/</text:p>
      <text:p text:style-name="P45"># cp /usr/share/jarvis/demo/db/demo-clean.db /var/lib/jarvis/demo/demo.db </text:p>
      <text:p text:style-name="P45"># chown www-data:www-data /var/lib/jarvis/demo/demo.db </text:p>
      <text:p text:style-name="P22"/>
      <text:p text:style-name="P22">This will create a working copy of the template database, ready to be used.</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text:soft-page-break/>All requests require /jarvis-agent/demo/&lt;dataset-or-special&gt;[/&lt;arg1&gt;...] in URI!</text:p>
      <text:p text:style-name="P22"/>
      <text:p text:style-name="P22">On Linux, if you have installed jarvis via the Debian package,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852854114" text:style-name="L37">
        <text:list-item>
          <text:p text:style-name="P63">Location of the database file. <text:s/>Default is /var/lib/jarvis/demo/demo.db.</text:p>
        </text:list-item>
        <text:list-item>
          <text:p text:style-name="P63">Location of the datasets configuration. <text:s/>Default is /usr/share/jarvis/demo/dataset.</text:p>
        </text:list-item>
        <text:list-item>
          <text:p text:style-name="P63">Location of the session files. <text:s/>Default is /tmp/demo.</text:p>
        </text:list-item>
        <text:list-item>
          <text:p text:style-name="P63">Location of the plugin file. <text:s/>Default is /usr/share/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text:soft-page-break/>Reload Apache's configuration, then point your browser at the following:</text:p>
      <text:p text:style-name="Code">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usr/share/jarvis/demo/htdocs/"</text:p>
      <text:p text:style-name="Text_20_body"/>
      <text:h text:style-name="Heading_20_2" text:outline-level="2">Check Database Write</text:h>
      <text:p text:style-name="Text_20_body">On a Linux/Unix/OS X system, the webserver user most probably cannot write to the database file by default. <text:s/>In an earlier step, you should have changed the database file to be owned by the Apache user "www-data". <text:s/>Alternatively you may need to chmod 777 the file.</text:p>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5<text:tab/><text:page-number text:select-page="current">6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0-18T17:25:42</dc:date>
    <meta:editing-duration>PT226H36M50S</meta:editing-duration>
    <meta:editing-cycles>643</meta:editing-cycles>
    <meta:generator>OpenOffice.org/3.2$Linux OpenOffice.org_project/320m12$Build-9483</meta:generator>
    <meta:print-date>2009-06-23T14:50:34</meta:print-date>
    <meta:document-statistic meta:table-count="32" meta:image-count="0" meta:object-count="0" meta:page-count="64" meta:paragraph-count="1986" meta:word-count="18225" meta:character-count="121815"/>
    <meta:user-defined meta:name="Info 1"/>
    <meta:user-defined meta:name="Info 2"/>
    <meta:user-defined meta:name="Info 3"/>
    <meta:user-defined meta:name="Info 4"/>
  </office:meta>
</office:document-meta>
</file>